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3.94mm"/>
    </style:style>
    <style:style style:name="co4" style:family="table-column">
      <style:table-column-properties fo:break-before="auto" style:column-width="156.03mm"/>
    </style:style>
    <style:style style:name="co3" style:family="table-column">
      <style:table-column-properties fo:break-before="auto" style:column-width="155.77mm"/>
    </style:style>
    <style:style style:name="co5" style:family="table-column">
      <style:table-column-properties fo:break-before="auto" style:column-width="156.58mm"/>
    </style:style>
    <style:style style:name="co6" style:family="table-column">
      <style:table-column-properties fo:break-before="auto" style:column-width="156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fo:background-color="#00ccff" fo:border="0.06pt solid #000000"/>
      <style:text-properties style:text-position=""/>
    </style:style>
    <style:style style:name="ce2" style:family="table-cell" style:parent-style-name="Default" style:data-style-name="N36">
      <style:table-cell-properties fo:border="0.06pt solid #000000"/>
      <style:text-properties style:text-position=""/>
    </style:style>
    <style:style style:name="ce3" style:family="table-cell" style:parent-style-name="Default" style:data-style-name="N36">
      <style:text-properties style:text-position=""/>
    </style:style>
    <style:style style:name="ce4" style:family="table-cell" style:parent-style-name="Default">
      <style:table-cell-properties fo:background-color="#00ccff" fo:border="0.06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ackground-color="#00ccff" style:text-align-source="value-type" style:repeat-content="false" fo:border="0.06pt solid #000000"/>
      <style:paragraph-properties fo:margin-left="0mm"/>
      <style:text-properties style:text-position="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mm"/>
      <style:text-properties style:text-position="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  <style:text-properties style:text-position=""/>
    </style:style>
    <style:style style:name="ce9" style:family="table-cell" style:parent-style-name="Default" style:data-style-name="N36">
      <style:table-cell-properties fo:background-color="#00ccff" fo:border="0.06pt solid #000000"/>
    </style:style>
    <style:style style:name="ce10" style:family="table-cell" style:parent-style-name="Default" style:data-style-name="N36">
      <style:table-cell-properties fo:border="0.06pt solid #000000"/>
    </style:style>
    <style:style style:name="ce11" style:family="table-cell" style:parent-style-name="Default" style:data-style-name="N36"/>
    <style:style style:name="ce12" style:family="table-cell" style:parent-style-name="Default">
      <style:table-cell-properties fo:background-color="#00ccff" fo:border="0.06pt solid #000000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00ccff" style:text-align-source="value-type" style:repeat-content="false" fo:border="0.06pt solid #000000"/>
      <style:paragraph-properties fo:margin-left="0mm"/>
    </style:style>
    <style:style style:name="ce15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table table:name="Vinay Kumar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Activity</text:p>
          </table:table-cell>
        </table:table-row>
        <table:table-row table:style-name="ro1">
          <table:table-cell table:style-name="ce2" office:value-type="date" office:date-value="2018-08-17" calcext:value-type="date">
            <text:p>17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0" calcext:value-type="date">
            <text:p>20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1" calcext:value-type="date">
            <text:p>21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2" calcext:value-type="date">
            <text:p>22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3" calcext:value-type="date">
            <text:p>23/08/2018</text:p>
          </table:table-cell>
          <table:table-cell table:style-name="ce5"/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amshi Krishna" table:style-name="ta1">
        <table:table-column table:style-name="co1" table:default-cell-style-name="ce11"/>
        <table:table-column table:style-name="co3" table:default-cell-style-name="Default"/>
        <table:table-row table:style-name="ro1">
          <table:table-cell table:style-name="ce9" office:value-type="string" calcext:value-type="string">
            <text:p>Date </text:p>
          </table:table-cell>
          <table:table-cell table:style-name="ce12" office:value-type="string" calcext:value-type="string">
            <text:p>Activity</text:p>
          </table:table-cell>
        </table:table-row>
        <table:table-row table:style-name="ro2">
          <table:table-cell table:style-name="ce10" office:value-type="date" office:date-value="2018-08-17" calcext:value-type="date">
            <text:p>17/08/2018</text:p>
          </table:table-cell>
          <table:table-cell table:style-name="ce13" office:value-type="string" calcext:value-type="string">
            <text:p>1. Compilation of U-boot for raspberry-pi 3</text:p>
            <text:p>2. Basics of C++(Data Abstraction, Encapsulation, Polymorphism and Inheritance)</text:p>
          </table:table-cell>
        </table:table-row>
        <table:table-row table:style-name="ro2">
          <table:table-cell table:style-name="ce10" office:value-type="date" office:date-value="2018-08-20" calcext:value-type="date">
            <text:p>20/08/2018</text:p>
          </table:table-cell>
          <table:table-cell table:style-name="ce13" office:value-type="string" calcext:value-type="string">
            <text:p>1. Raspbian OS on Raspberry pi 3 board and u-boot on Raspberry pi 3</text:p>
            <text:p>2.  Beagle bone black specifications, how to start the BBB and u-boot for BBB</text:p>
          </table:table-cell>
        </table:table-row>
        <table:table-row table:style-name="ro2">
          <table:table-cell table:style-name="ce10" office:value-type="date" office:date-value="2018-08-21" calcext:value-type="date">
            <text:p>21/08/2018</text:p>
          </table:table-cell>
          <table:table-cell table:style-name="ce13" office:value-type="string" calcext:value-type="string">
            <text:p>1. Debian Executable image for BBB,UEFI and Device tree</text:p>
            <text:p>2. U-boot on raspberry pi 3</text:p>
          </table:table-cell>
        </table:table-row>
        <table:table-row table:style-name="ro1">
          <table:table-cell table:style-name="ce10" office:value-type="date" office:date-value="2018-08-22" calcext:value-type="date">
            <text:p>22/08/2018</text:p>
          </table:table-cell>
          <table:table-cell table:style-name="ce13"/>
        </table:table-row>
        <table:table-row table:style-name="ro3">
          <table:table-cell table:style-name="ce10" office:value-type="date" office:date-value="2018-08-23" calcext:value-type="date">
            <text:p>23/08/2018</text:p>
          </table:table-cell>
          <table:table-cell table:style-name="ce13" office:value-type="string" calcext:value-type="string">
            <text:p>1. CLang</text:p>
            <text:p>2. Valgrind</text:p>
            <text:p>3. smatch</text:p>
            <text:p>4. kmemleak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ooja " table:style-name="ta1">
        <table:table-column table:style-name="co1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Activity</text:p>
          </table:table-cell>
        </table:table-row>
        <table:table-row table:style-name="ro1">
          <table:table-cell table:style-name="ce2" office:value-type="date" office:date-value="2018-08-17" calcext:value-type="date">
            <text:p>17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0" calcext:value-type="date">
            <text:p>20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1" calcext:value-type="date">
            <text:p>21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2" calcext:value-type="date">
            <text:p>22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3" calcext:value-type="date">
            <text:p>23/08/2018</text:p>
          </table:table-cell>
          <table:table-cell table:style-name="ce5"/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Basava prasad" table:style-name="ta1">
        <table:table-column table:style-name="co1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Activity</text:p>
          </table:table-cell>
        </table:table-row>
        <table:table-row table:style-name="ro1">
          <table:table-cell table:style-name="ce2" office:value-type="date" office:date-value="2018-08-17" calcext:value-type="date">
            <text:p>17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0" calcext:value-type="date">
            <text:p>20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1" calcext:value-type="date">
            <text:p>21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2" calcext:value-type="date">
            <text:p>22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3" calcext:value-type="date">
            <text:p>23/08/2018</text:p>
          </table:table-cell>
          <table:table-cell table:style-name="ce5"/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rishail S" table:style-name="ta1">
        <table:table-column table:style-name="co1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Activity</text:p>
          </table:table-cell>
        </table:table-row>
        <table:table-row table:style-name="ro1">
          <table:table-cell table:style-name="ce2" office:value-type="date" office:date-value="2018-08-17" calcext:value-type="date">
            <text:p>17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0" calcext:value-type="date">
            <text:p>20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1" calcext:value-type="date">
            <text:p>21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2" calcext:value-type="date">
            <text:p>22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3" calcext:value-type="date">
            <text:p>23/08/2018</text:p>
          </table:table-cell>
          <table:table-cell table:style-name="ce5"/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achu George" table:style-name="ta1">
        <table:table-column table:style-name="co1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Activity</text:p>
          </table:table-cell>
        </table:table-row>
        <table:table-row table:style-name="ro1">
          <table:table-cell table:style-name="ce2" office:value-type="date" office:date-value="2018-08-17" calcext:value-type="date">
            <text:p>17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0" calcext:value-type="date">
            <text:p>20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1" calcext:value-type="date">
            <text:p>21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2" calcext:value-type="date">
            <text:p>22/08/2018</text:p>
          </table:table-cell>
          <table:table-cell table:style-name="ce5"/>
        </table:table-row>
        <table:table-row table:style-name="ro1">
          <table:table-cell table:style-name="ce2" office:value-type="date" office:date-value="2018-08-23" calcext:value-type="date">
            <text:p>23/08/2018</text:p>
          </table:table-cell>
          <table:table-cell table:style-name="ce5"/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khil" table:style-name="ta1">
        <table:table-column table:style-name="co1" table:default-cell-style-name="ce3"/>
        <table:table-column table:style-name="co6" table:default-cell-style-name="ce8"/>
        <table:table-row table:style-name="ro1">
          <table:table-cell table:style-name="ce1" office:value-type="string" calcext:value-type="string">
            <text:p>Date </text:p>
          </table:table-cell>
          <table:table-cell table:style-name="ce6" office:value-type="string" calcext:value-type="string">
            <text:p>Activity</text:p>
          </table:table-cell>
        </table:table-row>
        <table:table-row table:style-name="ro1">
          <table:table-cell table:style-name="ce2" office:value-type="date" office:date-value="2018-08-17" calcext:value-type="date">
            <text:p>17/08/2018</text:p>
          </table:table-cell>
          <table:table-cell table:style-name="ce7"/>
        </table:table-row>
        <table:table-row table:style-name="ro1">
          <table:table-cell table:style-name="ce2" office:value-type="date" office:date-value="2018-08-20" calcext:value-type="date">
            <text:p>20/08/2018</text:p>
          </table:table-cell>
          <table:table-cell table:style-name="ce7"/>
        </table:table-row>
        <table:table-row table:style-name="ro1">
          <table:table-cell table:style-name="ce2" office:value-type="date" office:date-value="2018-08-21" calcext:value-type="date">
            <text:p>21/08/2018</text:p>
          </table:table-cell>
          <table:table-cell table:style-name="ce7"/>
        </table:table-row>
        <table:table-row table:style-name="ro1">
          <table:table-cell table:style-name="ce2" office:value-type="date" office:date-value="2018-08-22" calcext:value-type="date">
            <text:p>22/08/2018</text:p>
          </table:table-cell>
          <table:table-cell table:style-name="ce7"/>
        </table:table-row>
        <table:table-row table:style-name="ro1">
          <table:table-cell table:style-name="ce2" office:value-type="date" office:date-value="2018-08-23" calcext:value-type="date">
            <text:p>23/08/2018</text:p>
          </table:table-cell>
          <table:table-cell table:style-name="ce7"/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12:01:39.952743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4T12:07:41.393298147</dc:date>
    <meta:generator>LibreOffice/5.1.4.2$Linux_X86_64 LibreOffice_project/10m0$Build-2</meta:generator>
    <meta:editing-duration>PT23M8S</meta:editing-duration>
    <meta:editing-cycles>20</meta:editing-cycles>
    <meta:document-statistic meta:table-count="7" meta:cell-count="53" meta:object-count="0"/>
  </office:meta>
</office:document-meta>
</file>